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06" officeooo:paragraph-rsid="00152c06"/>
    </style:style>
    <style:style style:name="P2" style:family="paragraph" style:parent-style-name="Standard">
      <style:text-properties officeooo:rsid="00152c06" officeooo:paragraph-rsid="00154043"/>
    </style:style>
    <style:style style:name="P3" style:family="paragraph" style:parent-style-name="Standard">
      <style:text-properties officeooo:rsid="00154043" officeooo:paragraph-rsid="00154043"/>
    </style:style>
    <style:style style:name="P4" style:family="paragraph" style:parent-style-name="Standard">
      <style:text-properties officeooo:rsid="0016939c" officeooo:paragraph-rsid="0016939c"/>
    </style:style>
    <style:style style:name="P5" style:family="paragraph" style:parent-style-name="Standard">
      <style:text-properties officeooo:rsid="00154043" officeooo:paragraph-rsid="00154043"/>
    </style:style>
    <style:style style:name="T1" style:family="text">
      <style:text-properties officeooo:rsid="00154043"/>
    </style:style>
    <style:style style:name="T2" style:family="text">
      <style:text-properties officeooo:rsid="0016939c"/>
    </style:style>
    <style:style style:name="T3" style:family="text">
      <style:text-properties officeooo:rsid="00174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Changes from “Ultimate” branch to “master” branch</text:p>
      <text:p text:style-name="P1"/>
      <text:p text:style-name="P1">1. Mode Change messages </text:p>
      <text:p text:style-name="P2"><text:tab/>a. Topics: All topic with the names <text:span text:style-name="T3">like </text:span>“XR1/LeftArmModeChange”, “XR1/RightArmModeChange” have been combined into a single topic “<text:span text:style-name="T1">/XR1/ChainModeChange”, you can use the control group ID variable to determine the control group, please see <text:s/>xr1define.h for all the control group ids</text:span></text:p>
      <text:p text:style-name="P3"><text:tab/>b. Mode ID: Control Modes have been remapped. Plealse check xr1define.h for all the mode ids. If you’re not doing anything fancy, use mode 1 for direct joint control, mode 5 for Inverse Kinematics control</text:p>
      <text:p text:style-name="P2"/>
      <text:p text:style-name="P3">2. BodyMsg </text:p>
      <text:p text:style-name="P3"><text:tab/>a. Control group MainBody have been divided into two groups: MainBody and HeadBody. <text:span text:style-name="T2">So you can control the body and head separately. </text:span></text:p>
      <text:p text:style-name="P3"/>
      <text:p text:style-name="P3">3. Animation Stuff </text:p>
      <text:p text:style-name="P3"><text:tab/>a. You can enter animation by changing any control group’s control mode to mode 8, you can also change all the available control group to animation with the <text:span text:style-name="T2">topic “startAnimation”</text:span></text:p>
      <text:p text:style-name="P3"><text:tab/><text:span text:style-name="T3">b. If you want to turn off the idle animations that come on every 10 seconds, set it with the topic “setIdle”</text:span></text:p>
      <text:p text:style-name="P3"><text:tab/><text:span text:style-name="T3">c. You can set the next queued animation with the topic “setAnimation”.</text:span></text:p>
      <text:p text:style-name="P3"/>
      <text:p text:style-name="P4">4. OmniWheels control</text:p>
      <text:p text:style-name="P4"><text:tab/>a. change the control mode of OmniWheels to RoamMode 10 will change the three actuators to velocity mode. <text:span text:style-name="T3">It uses a Profile Omni Velocity Mode that I wrote, should give the wheels pretty smooth velocties.</text:span></text:p>
      <text:p text:style-name="P4"><text:tab/>b. see <text:a xlink:type="simple" xlink:href="https://github.com/Rayckey/Tele_FPS_Cmd.git" text:style-name="Internet_20_link" text:visited-style-name="Visited_20_Internet_20_Link">https://github.com/Rayckey/Tele_FPS_Cmd.git</text:a> for its control scheme. I mean it’s just simple fps control so if you’ve played CS you know what to expec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0:57:50.615244499</meta:creation-date>
    <dc:date>2019-04-22T21:51:05.284804248</dc:date>
    <meta:editing-duration>PT7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40" meta:character-count="1476" meta:non-whitespace-character-count="1236"/>
  </office:meta>
</office:document-meta>
</file>